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style:font-name="DejaVu Serif Condensed" fo:font-size="14pt" officeooo:rsid="0012699d" officeooo:paragraph-rsid="0013c359" style:font-size-asian="14pt" style:font-size-complex="14pt"/>
    </style:style>
    <style:style style:name="P2" style:family="paragraph" style:parent-style-name="Standard">
      <style:paragraph-properties fo:margin-left="0cm" fo:margin-right="0cm" fo:line-height="150%" fo:text-indent="0.499cm" style:auto-text-indent="false"/>
      <style:text-properties style:font-name="DejaVu Serif Condensed" fo:font-size="14pt" officeooo:rsid="00126715" officeooo:paragraph-rsid="00126715" style:font-size-asian="14pt" style:font-size-complex="14pt"/>
    </style:style>
    <style:style style:name="P3" style:family="paragraph" style:parent-style-name="Standard">
      <style:paragraph-properties fo:margin-left="0cm" fo:margin-right="0cm" fo:line-height="150%" fo:text-indent="0.499cm" style:auto-text-indent="false"/>
      <style:text-properties style:font-name="DejaVu Serif Condensed" fo:font-size="14pt" officeooo:rsid="0012699d" officeooo:paragraph-rsid="0013c359" style:font-size-asian="14pt" style:font-size-complex="14pt"/>
    </style:style>
    <style:style style:name="T1" style:family="text">
      <style:text-properties style:font-name="Century Schoolbook L"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Notas sobre avances</text:span></text:h>
      <text:p text:style-name="P2">1, 2 y 3 estos puntos han quedado cubiertos, salvo la parte del chat ya que aún no se cuenta con la dirección o el enlace al programa de chat. De allí en fuera los demás íconos ya están útiles.</text:p>
      <text:p text:style-name="P2"/>
      <text:p text:style-name="P2">4 Los menús ya cambian al posicionarse sobre ellos. </text:p>
      <text:p text:style-name="P2"/>
      <text:p text:style-name="P2">5 La fuente de todas las pantallas ya está según lo solicitado por el usuario.</text:p>
      <text:p text:style-name="P2"/>
      <text:p text:style-name="P2">6 Los textos del pie de página han quedado colocados y funcionales. Se solicita la revisión de los vínculos de cada uno de los textos allí escritos.</text:p>
      <text:p text:style-name="P2"/>
      <text:p text:style-name="P2">7 El formulario de la página de inicio ya baja lo suficiente. No ejecuta ningún proceso aún puesto que ningún proceso fué indicado para este formulario ni para el que aparece en la página para cotizar.</text:p>
      <text:p text:style-name="P2"/>
      <text:p text:style-name="P2">8 La página de las preguntas frecuentes ya quedó con el menú en acordeón como se solicitó.</text:p>
      <text:p text:style-name="P3"/>
      <text:p text:style-name="P3">9 Sugiero un cambio en el menú para el momento en que el sitio se muestre en pantallas pequeñas (tablets) o muy pequeñas (celulares). Sugiero que desde el tamaño de pantallas pequeñas se cambie al menú de la "hamburguesa" y desaparesca el formulario móvil de cotiza y se deje </text:p>
      <text:p text:style-name="P3">únicamente el de la página de cotiza.</text:p>
      <text:p text:style-name="P1"/>
      <text:p text:style-name="P1">Atte. </text:p>
      <text:p text:style-name="P1">Ing. Alejandro Rosales Martín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1:39:24.015204585</meta:creation-date>
    <dc:date>2016-06-27T11:58:39.807924557</dc:date>
    <meta:editing-duration>PT7M4S</meta:editing-duration>
    <meta:editing-cycles>2</meta:editing-cycles>
    <meta:generator>LibreOffice/5.1.4.2$Linux_X86_64 LibreOffice_project/10$Build-2</meta:generator>
    <meta:document-statistic meta:table-count="0" meta:image-count="0" meta:object-count="0" meta:page-count="1" meta:paragraph-count="11" meta:word-count="208" meta:character-count="1131" meta:non-whitespace-character-count="931"/>
  </office:meta>
</office:document-meta>
</file>